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Helvetica Neue" svg:font-family="'Helvetica Neue'"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style:font-name="Helvetica Neue"/>
    </style:style>
    <style:style style:name="P2" style:family="paragraph" style:parent-style-name="Standard">
      <style:text-properties style:font-name="Helvetica Neue" fo:font-weight="bold" style:font-weight-asian="bold" style:font-weight-complex="bold"/>
    </style:style>
    <style:style style:name="P3" style:family="paragraph" style:parent-style-name="Standard">
      <style:text-properties style:font-name="Helvetica Neue" fo:font-size="10pt" style:font-size-asian="10pt" style:font-size-complex="10pt"/>
    </style:style>
    <style:style style:name="P4" style:family="paragraph" style:parent-style-name="Standard">
      <style:text-properties fo:color="#333333" style:font-name="Helvetica Neue"/>
    </style:style>
    <style:style style:name="P5" style:family="paragraph" style:parent-style-name="Standard">
      <style:text-properties fo:color="#333333" style:font-name="Helvetica Neue" fo:font-size="10pt" style:font-size-asian="10pt" style:font-size-complex="10pt"/>
    </style:style>
    <style:style style:name="P6" style:family="paragraph" style:parent-style-name="Standard">
      <style:text-properties fo:color="#333333" style:font-name="Helvetica Neue" fo:font-size="10pt" fo:font-weight="normal" style:font-size-asian="10pt" style:font-weight-asian="normal" style:font-size-complex="10pt" style:font-weight-complex="normal"/>
    </style:style>
    <style:style style:name="P7" style:family="paragraph" style:parent-style-name="Standard">
      <style:text-properties fo:color="#333333" style:font-name="Helvetica Neue" fo:font-size="10pt" fo:font-weight="bold" style:font-size-asian="10pt" style:font-weight-asian="bold" style:font-size-complex="10pt" style:font-weight-complex="bold"/>
    </style:style>
    <style:style style:name="P8" style:family="paragraph" style:parent-style-name="Standard">
      <style:text-properties fo:color="#999999" style:font-name="Helvetica Neue" fo:font-size="10pt" fo:font-weight="bold" style:font-size-asian="10pt" style:font-weight-asian="bold" style:font-size-complex="10pt" style:font-weight-complex="bold"/>
    </style:style>
    <style:style style:name="P9" style:family="paragraph" style:parent-style-name="Table_20_Contents">
      <style:text-properties fo:color="#333333" style:font-name="Helvetica Neue" fo:font-size="10pt" style:font-size-asian="10pt" style:font-size-complex="10pt"/>
    </style:style>
    <style:style style:name="P10" style:family="paragraph" style:parent-style-name="Text_20_body">
      <style:text-properties style:font-name="Helvetica Neue"/>
    </style:style>
    <style:style style:name="P11" style:family="paragraph" style:parent-style-name="Text_20_body">
      <style:text-properties style:font-name="Helvetica Neue" fo:font-weight="bold" style:font-weight-asian="bold" style:font-weight-complex="bold"/>
    </style:style>
    <style:style style:name="P12" style:family="paragraph" style:parent-style-name="Text_20_body">
      <style:text-properties fo:color="#333333" style:font-name="Helvetica Neue" fo:font-size="10pt" style:font-size-asian="10pt" style:font-size-complex="10pt"/>
    </style:style>
    <style:style style:name="P13" style:family="paragraph" style:parent-style-name="Text_20_body">
      <style:paragraph-properties fo:padding="0.0193in" fo:border="0.0008in solid #d9d9e3"/>
      <style:text-properties fo:font-size="11pt" style:font-size-asian="11pt" style:font-size-complex="11pt"/>
    </style:style>
    <style:style style:name="P14" style:family="paragraph" style:parent-style-name="Text_20_body" style:list-style-name="L1">
      <style:text-properties fo:color="#333333" style:font-name="Helvetica Neue" fo:font-size="10pt" style:font-size-asian="10pt" style:font-size-complex="10pt"/>
    </style:style>
    <style:style style:name="P15" style:family="paragraph" style:parent-style-name="Text_20_body" style:list-style-name="L2">
      <style:text-properties fo:color="#333333" style:font-name="Helvetica Neue" fo:font-size="10pt" style:font-size-asian="10pt" style:font-size-complex="10pt"/>
    </style:style>
    <style:style style:name="P16" style:family="paragraph" style:parent-style-name="Text_20_body" style:list-style-name="L3">
      <style:text-properties fo:color="#333333" style:font-name="Helvetica Neue" fo:font-size="10pt" style:font-size-asian="10pt" style:font-size-complex="10pt"/>
    </style:style>
    <style:style style:name="P17" style:family="paragraph" style:parent-style-name="Text_20_body" style:list-style-name="L4">
      <style:text-properties fo:color="#333333" style:font-name="Helvetica Neue" fo:font-size="10pt" style:font-size-asian="10pt" style:font-size-complex="10pt"/>
    </style:style>
    <style:style style:name="P18" style:family="paragraph" style:parent-style-name="Text_20_body" style:list-style-name="L5">
      <style:text-properties fo:color="#333333" style:font-name="Helvetica Neue" fo:font-size="10pt" style:font-size-asian="10pt" style:font-size-complex="10pt"/>
    </style:style>
    <style:style style:name="P19" style:family="paragraph" style:parent-style-name="Text_20_body" style:list-style-name="L6">
      <style:text-properties fo:color="#333333" style:font-name="Helvetica Neue" fo:font-size="10pt" style:font-size-asian="10pt" style:font-size-complex="10pt"/>
    </style:style>
    <style:style style:name="P20" style:family="paragraph" style:parent-style-name="Text_20_body" style:list-style-name="L7">
      <style:text-properties fo:color="#333333" style:font-name="Helvetica Neue" fo:font-size="10pt" style:font-size-asian="10pt" style:font-size-complex="10pt"/>
    </style:style>
    <style:style style:name="P21" style:family="paragraph" style:parent-style-name="Text_20_body">
      <style:paragraph-properties fo:padding="0.0193in" fo:border="0.0008in solid #d9d9e3"/>
      <style:text-properties fo:font-size="11pt" style:font-size-asian="11pt" style:font-size-complex="11pt"/>
    </style:style>
    <style:style style:name="T1" style:family="text">
      <style:text-properties fo:color="#333333"/>
    </style:style>
    <style:style style:name="T2" style:family="text">
      <style:text-properties fo:color="#333333"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color="#800000"/>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James Q. Thompson<text:line-break/>5350 Burnet Rd. #136<text:line-break/>Austin, TX 78756<text:line-break/><text:span text:style-name="T4">Month Day, Year</text:span><text:line-break/><text:line-break/><text:span text:style-name="T4">Hiring Manager</text:span><text:line-break/><text:span text:style-name="T4">Title</text:span><text:line-break/><text:span text:style-name="T4">Street address</text:span><text:line-break/><text:span text:style-name="T4">City, State Zip</text:span></text:p>
      <text:p text:style-name="P13"/>
      <text:p text:style-name="P13">Dear <text:span text:style-name="T4">Hiring Manager</text:span>,</text:p>
      <text:p text:style-name="P13">I am writing to express my strong interest in the <text:span text:style-name="T4">POSITION</text:span> position at <text:span text:style-name="T4">COMPANY</text:span>, as advertised on your website. With 12 years of extensive experience in User Experience Design and Front-End Development, I am excited to bring my design experience, technical expertise and communication skills to contribute to <text:span text:style-name="T4">COMPANY</text:span> growth and success.</text:p>
      <text:p text:style-name="P13">The role of <text:span text:style-name="T4">POSITION</text:span> at <text:span text:style-name="T4">COMPANY </text:span>aligns perfectly with my professional background and passion for bridging the gap between cutting-edge technology and user-centric solutions. I am enthusiastic about the opportunity to play a pivotal role in the design at <text:span text:style-name="T4">COMPANY.</text:span> </text:p>
      <text:p text:style-name="P13">In addition to my extensive experience in design and development, I possess a solid foundation in various front-end technologies, including NodeJS, and React. I have successfully integrated these technologies to create seamless and engaging user experiences, making me well-suited to create prototypes to help the design team communicate with executives and customers. Furthermore, I bring excellent communication and interpersonal skills to the table, which are essential for effectively conveying technical information to non-technical individuals and collaborating internally with cross-functional teams.</text:p>
      <text:p text:style-name="P13">My technical proficiency extends beyond front-end development. I have a proven track record in cloud computing, APIs, integrations, and relevant programming languages. My experience with JavaScript, Python, scripting, Docker, and CSS frameworks further enhances my ability to provide insights to both designers and developers.</text:p>
      <text:p text:style-name="P13">In summary, my 12 years of experience in User Experience Design and Front-End Development, combined with my technical knowledge and communication skills, uniquely position me to excel in the role of <text:span text:style-name="T4">POSITION</text:span> at <text:span text:style-name="T4">COMPANY</text:span>. I am excited about the opportunity to work with the talented team at <text:span text:style-name="T4">COMPANY </text:span>and contribute to the company's growth and customer satisfaction.</text:p>
      <text:p text:style-name="P13">Thank you for considering my application. I am looking forward to the possibility of discussing how my skills and experience align with <text:span text:style-name="T4">COMPANY </text:span>vision and goals. Please find my resume attached for your reference. I can be reached at 202.275.5700 or thompsonjamesquillan@gmail.com to schedule a conversation at your earliest convenience.</text:p>
      <text:p text:style-name="P13"/>
      <text:p text:style-name="P13">Sincerely,<text:line-break/><text:line-break/></text:p>
      <text:p text:style-name="P13">James Q. Thompso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Helvetica Neue" svg:font-family="'Helvetica Neue'"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3-09-28T14:01:39</meta:creation-date>
    <dc:date>2024-01-04T15:36:16</dc:date>
    <meta:editing-duration>P13DT18H47M</meta:editing-duration>
    <meta:editing-cycles>2</meta:editing-cycles>
    <meta:generator>OpenOffice/4.1.11$Unix OpenOffice.org_project/4111m1$Build-9808</meta:generator>
    <meta:document-statistic meta:table-count="0" meta:image-count="0" meta:object-count="0" meta:page-count="1" meta:paragraph-count="10" meta:word-count="351" meta:character-count="2403"/>
  </office:meta>
</office:document-meta>
</file>